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  <style:text-properties style:font-name-asian="Times New Roman"/>
    </style:style>
    <style:style style:name="P2" style:parent-style-name="Normal" style:family="paragraph">
      <style:paragraph-properties fo:margin-top="0.0694in" fo:margin-bottom="0.0694in"/>
    </style:style>
    <style:style style:name="T3" style:parent-style-name="DefaultParagraphFont" style:family="text">
      <style:text-properties style:font-name-asian="Times New Roman"/>
    </style:style>
    <style:style style:name="T4" style:parent-style-name="DefaultParagraphFont" style:family="text">
      <style:text-properties style:font-name-asian="Times New Roman"/>
    </style:style>
    <style:style style:name="P5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6" style:parent-style-name="Normal" style:family="paragraph">
      <style:paragraph-properties fo:margin-top="0.0694in" fo:margin-bottom="0.0694in"/>
      <style:text-properties style:font-name-asian="Times New Roman"/>
    </style:style>
    <style:style style:name="P7" style:parent-style-name="Normal" style:family="paragraph">
      <style:paragraph-properties fo:margin-top="0.0694in" fo:margin-bottom="0.0694in"/>
      <style:text-properties style:font-name-asian="Times New Roman"/>
    </style:style>
    <style:style style:name="P8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9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0" style:parent-style-name="Normal" style:family="paragraph">
      <style:paragraph-properties fo:margin-left="0.5in">
        <style:tab-stops/>
      </style:paragraph-properties>
      <style:text-properties style:font-name-asian="Times New Roman"/>
    </style:style>
    <style:style style:name="P11" style:parent-style-name="Normal" style:family="paragraph">
      <style:paragraph-properties fo:margin-top="0.0694in" fo:margin-bottom="0.0694in"/>
      <style:text-properties style:font-name-asian="Times New Roman"/>
    </style:style>
    <style:style style:name="P12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3" style:parent-style-name="Normal" style:family="paragraph">
      <style:paragraph-properties fo:margin-top="0.0694in" fo:margin-bottom="0.0694in"/>
      <style:text-properties style:font-name-asian="Times New Roman"/>
    </style:style>
    <style:style style:name="P14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5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6" style:parent-style-name="Normal" style:family="paragraph">
      <style:paragraph-properties fo:margin-top="0.0694in" fo:margin-bottom="0.0694in"/>
      <style:text-properties style:font-name-asian="Times New Roman"/>
    </style:style>
    <style:style style:name="P17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8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19" style:parent-style-name="Normal" style:family="paragraph">
      <style:paragraph-properties fo:margin-top="0.0694in" fo:margin-bottom="0.0694in"/>
      <style:text-properties style:font-name-asian="Times New Roman"/>
    </style:style>
    <style:style style:name="P20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1" style:parent-style-name="HTMLPreformatted" style:family="paragraph">
      <style:paragraph-properties fo:margin-left="0.5in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</style:style>
    <style:style style:name="P22" style:parent-style-name="Normal" style:family="paragraph">
      <style:paragraph-properties fo:margin-top="0.0694in" fo:margin-bottom="0.0694in"/>
    </style:style>
    <style:style style:name="T23" style:parent-style-name="DefaultParagraphFont" style:family="text">
      <style:text-properties style:font-name-asian="Times New Roman"/>
    </style:style>
    <style:style style:name="T24" style:parent-style-name="DefaultParagraphFont" style:family="text">
      <style:text-properties style:font-name-asian="Times New Roman"/>
    </style:style>
    <style:style style:name="T25" style:parent-style-name="Hyperlink" style:family="text">
      <style:text-properties style:font-name-asian="Times New Roman"/>
    </style:style>
    <style:style style:name="T26" style:parent-style-name="Hyperlink" style:family="text">
      <style:text-properties style:font-name-asian="Times New Roman"/>
    </style:style>
    <style:style style:name="T27" style:parent-style-name="DefaultParagraphFont" style:family="text">
      <style:text-properties style:font-name-asian="Times New Roman"/>
    </style:style>
    <style:style style:name="T28" style:parent-style-name="DefaultParagraphFont" style:family="text">
      <style:text-properties style:font-name-asian="Times New Roman" fo:font-weight="bold" style:font-weight-asian="bold" style:font-weight-complex="bold"/>
    </style:style>
    <style:style style:name="T29" style:parent-style-name="DefaultParagraphFont" style:family="text">
      <style:text-properties style:font-name-asian="Times New Roman"/>
    </style:style>
    <style:style style:name="P30" style:parent-style-name="Heading1" style:family="paragraph">
      <style:text-properties style:font-name-asian="Times New Roman"/>
    </style:style>
    <style:style style:name="P31" style:parent-style-name="Heading1" style:family="paragraph">
      <style:text-properties style:font-name-asian="Times New Roman"/>
    </style:style>
    <style:style style:name="T32" style:parent-style-name="DefaultParagraphFont" style:family="text">
      <style:text-properties style:font-name-asian="Times New Roman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 fo:font-weight="bold" style:font-weight-asian="bold" style:font-weight-complex="bold"/>
    </style:style>
    <style:style style:name="T35" style:parent-style-name="DefaultParagraphFont" style:family="text">
      <style:text-properties style:font-name-asian="Times New Roman"/>
    </style:style>
    <style:style style:name="T36" style:parent-style-name="DefaultParagraphFont" style:family="text">
      <style:text-properties style:font-name-asian="Times New Roman" fo:font-weight="bold" style:font-weight-asian="bold" style:font-weight-complex="bold"/>
    </style:style>
    <style:style style:name="T37" style:parent-style-name="DefaultParagraphFont" style:family="text">
      <style:text-properties style:font-name-asian="Times New Roman"/>
    </style:style>
    <style:style style:name="T38" style:parent-style-name="DefaultParagraphFont" style:family="text">
      <style:text-properties style:font-name-asian="Times New Roman" fo:font-weight="bold" style:font-weight-asian="bold" style:font-weight-complex="bold"/>
    </style:style>
    <style:style style:name="T39" style:parent-style-name="DefaultParagraphFont" style:family="text">
      <style:text-properties style:font-name-asian="Times New Roman"/>
    </style:style>
  </office:automatic-styles>
  <office:body>
    <office:text text:use-soft-page-breaks="true">
      <text:h text:style-name="P1" text:outline-level="1">Setting up Qiskit</text:h>
      <text:p text:style-name="NormalWeb">Open a Terminal window so that you can copy and paste the commands listed below. You can mark whole lines by triple-clicking on them. To copy, use Ctrl+C, to paste into the Terminal window, use Ctrl+Shift+V.</text:p>
      <text:list text:style-name="LFO1" text:continue-numbering="true">
        <text:list-item>
          <text:p text:style-name="P2"><text:span text:style-name="T3">Activate our Anaconda 3 installation by placing an empty file named<text:s/></text:span><text:span text:style-name="HTMLCode">.use_ictp_anaconda3</text:span><text:span text:style-name="T4"><text:s/>in your home directory:</text:span></text:p>
        </text:list-item>
      </text:list>
      <text:p text:style-name="P5">touch .use_ictp_anaconda3</text:p>
      <text:list text:style-name="LFO1" text:continue-numbering="true">
        <text:list-item>
          <text:p text:style-name="P6">Log out and log in again so that the change takes effect.<text:s/></text:p>
        </text:list-item>
        <text:list-item>
          <text:p text:style-name="P7">Create an Anaconda directory on the local hard disk in order to reduce the work load on the file servers:</text:p>
        </text:list-item>
      </text:list>
      <text:p text:style-name="P8">mkdir /scratch/$USER/.anaconda3</text:p>
      <text:p text:style-name="P9">ln -s /scratch/$USER/.anaconda3 $HOME</text:p>
      <text:p text:style-name="P10">Note that by doing this you will always have to return to the same desktop computer, so remember its name/position.<text:s/></text:p>
      <text:list text:style-name="LFO1" text:continue-numbering="true">
        <text:list-item>
          <text:p text:style-name="P11">Prepare your Linux shell for use with Anaconda:</text:p>
        </text:list-item>
      </text:list>
      <text:p text:style-name="P12">conda init bash</text:p>
      <text:list text:style-name="LFO1" text:continue-numbering="true">
        <text:list-item>
          <text:p text:style-name="P13">Create a conda environment and activate it:</text:p>
        </text:list-item>
      </text:list>
      <text:p text:style-name="P14">conda create -n qiskit-env python=3</text:p>
      <text:p text:style-name="P15">conda activate qiskit-env</text:p>
      <text:list text:style-name="LFO1" text:continue-numbering="true">
        <text:list-item>
          <text:p text:style-name="P16">Install the Qiskit library:</text:p>
        </text:list-item>
      </text:list>
      <text:p text:style-name="P17">pip install qiskit</text:p>
      <text:p text:style-name="P18">pip install qiskit-terra[visualization]</text:p>
      <text:list text:style-name="LFO1" text:continue-numbering="true">
        <text:list-item>
          <text:p text:style-name="P19">For Jupyter, we have to create a corresponding environment:</text:p>
        </text:list-item>
      </text:list>
      <text:p text:style-name="P20">pip install ipykernel</text:p>
      <text:p text:style-name="P21">python -m ipykernel install --user --name=qiskit-env</text:p>
      <text:list text:style-name="LFO1" text:continue-numbering="true">
        <text:list-item>
          <text:p text:style-name="P22"><text:span text:style-name="T23">Download the notebook we are going to use:</text:span><text:span text:style-name="T24"><text:s/></text:span><text:a xlink:href="https://users.ictp.it/~johannes/qiskit/teleportation_superdensecoding_solutions_mys.ipynb" office:target-frame-name="_top" xlink:show="replace"><text:span text:style-name="T25">teleportation_superdensecod</text:span><text:span text:style-name="T26">ing_solutions_mys.ipynb</text:span></text:a><text:span text:style-name="T27"><text:line-break/>Choose the<text:s/></text:span><text:span text:style-name="T28">Save</text:span><text:span text:style-name="T29"><text:s/>option, don't open the file using an application (e.g. RStudio).<text:s/></text:span></text:p>
        </text:list-item>
      </text:list>
      <text:h text:style-name="P30" text:outline-level="1"/>
      <text:soft-page-break/>
      <text:h text:style-name="P31" text:outline-level="1">Running Qiskit</text:h>
      <text:p text:style-name="NormalWeb">Once this is done, you can start up a Jupyter notebook using the command</text:p>
      <text:p text:style-name="HTMLPreformatted">jupyter-notebook</text:p>
      <text:p text:style-name="Normal"><text:span text:style-name="T32">Navigate to your download folder, and click<text:s/></text:span><text:span text:style-name="T33">on the downloaded file. Before running it, go to the<text:s/></text:span><text:span text:style-name="T34">Kernel</text:span><text:span text:style-name="T35"><text:s/>menu and<text:s/></text:span><text:span text:style-name="T36">Change Kernel</text:span><text:span text:style-name="T37"><text:s/>to<text:s/></text:span><text:span text:style-name="T38">qiskit-env</text:span><text:span text:style-name="T39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style:font-name-asian="DengXian" fo:font-size="12pt" style:font-size-asian="12pt" style:font-size-complex="12pt" fo:hyphenate="false"/>
    </style:style>
    <style:style style:name="DefaultParagraphFont" style:display-name="Default Paragraph Font" style:family="text"/>
    <style:style style:name="msonormal0" style:display-name="msonormal" style:family="paragraph" style:parent-style-name="Normal">
      <style:paragraph-properties fo:margin-top="0.0694in" fo:margin-bottom="0.0694in"/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DengXian Light" style:font-name-complex="Times New Roman" fo:color="#2F5496" fo:font-size="16pt" style:font-size-asian="16pt" style:font-size-complex="16pt"/>
    </style:style>
    <style:style style:name="NormalWeb" style:display-name="Normal (Web)" style:family="paragraph" style:parent-style-name="Normal">
      <style:paragraph-properties fo:margin-top="0.0694in" fo:margin-bottom="0.0694in"/>
      <style:text-properties fo:hyphenate="false"/>
    </style:style>
    <style:style style:name="HTMLCode" style:display-name="HTML Code" style:family="text" style:parent-style-name="DefaultParagraphFont">
      <style:text-properties style:font-name="Courier New" style:font-name-asian="DengXi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name-asian="DengXia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Setting up and Running Qiskit</dc:title>
    <dc:description/>
    <dc:subject/>
    <meta:initial-creator>Misha Shalaginov</meta:initial-creator>
    <dc:creator>Misha Shalaginov</dc:creator>
    <meta:creation-date>2020-02-11T19:49:00Z</meta:creation-date>
    <dc:date>2020-02-11T20:24:00Z</dc:date>
    <meta:template xlink:href="Normal.dotm" xlink:type="simple"/>
    <meta:editing-cycles>3</meta:editing-cycles>
    <meta:editing-duration>PT2160S</meta:editing-duration>
    <meta:document-statistic meta:page-count="2" meta:paragraph-count="3" meta:word-count="244" meta:character-count="1635" meta:row-count="11" meta:non-whitespace-character-count="1394"/>
  </office:meta>
</office:document-meta>
</file>